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13ba97" officeooo:paragraph-rsid="0013ba97" style:font-size-asian="15.75pt" style:font-size-complex="18pt"/>
    </style:style>
    <style:style style:name="P2" style:family="paragraph" style:parent-style-name="Text_20_body">
      <style:text-properties fo:font-size="18pt" officeooo:rsid="001465bf" officeooo:paragraph-rsid="001465bf" style:font-size-asian="18pt" style:font-size-complex="18pt"/>
    </style:style>
    <style:style style:name="P3" style:family="paragraph" style:parent-style-name="Text_20_body">
      <style:text-properties fo:font-size="18pt" officeooo:rsid="001465bf" officeooo:paragraph-rsid="0016119c" style:font-size-asian="18pt" style:font-size-complex="18pt"/>
    </style:style>
    <style:style style:name="P4" style:family="paragraph" style:parent-style-name="Text_20_body">
      <style:text-properties fo:font-size="18pt" officeooo:rsid="00185ce0" officeooo:paragraph-rsid="00185ce0" style:font-size-asian="18pt" style:font-size-complex="18pt"/>
    </style:style>
    <style:style style:name="P5" style:family="paragraph" style:parent-style-name="Text_20_body">
      <style:text-properties fo:font-size="18pt" officeooo:rsid="001884d1" officeooo:paragraph-rsid="001884d1" style:font-size-asian="18pt" style:font-size-complex="18pt"/>
    </style:style>
    <style:style style:name="P6" style:family="paragraph" style:parent-style-name="Text_20_body">
      <style:text-properties officeooo:rsid="001465bf" officeooo:paragraph-rsid="001465bf"/>
    </style:style>
    <style:style style:name="P7" style:family="paragraph" style:parent-style-name="Standard">
      <style:paragraph-properties fo:text-align="center" style:justify-single-word="false"/>
      <style:text-properties fo:font-size="18pt" officeooo:rsid="0013ba97" officeooo:paragraph-rsid="0013ba97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3ba97" officeooo:paragraph-rsid="0013ba97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32pt" officeooo:rsid="0013ba97" officeooo:paragraph-rsid="0013ba97" style:font-size-asian="32pt" style:font-size-complex="32pt"/>
    </style:style>
    <style:style style:name="P10" style:family="paragraph" style:parent-style-name="Text_20_body">
      <style:text-properties officeooo:paragraph-rsid="0013ba97"/>
    </style:style>
    <style:style style:name="P11" style:family="paragraph" style:parent-style-name="Text_20_body">
      <style:text-properties fo:font-size="18pt" officeooo:rsid="001ccc6f" officeooo:paragraph-rsid="001ccc6f" style:font-size-asian="15.75pt" style:font-size-complex="18pt"/>
    </style:style>
    <style:style style:name="P12" style:family="paragraph" style:parent-style-name="Heading_20_1">
      <style:text-properties officeooo:rsid="0013ba97" officeooo:paragraph-rsid="0013ba97"/>
    </style:style>
    <style:style style:name="P13" style:family="paragraph" style:parent-style-name="Heading_20_1" style:list-style-name="">
      <style:text-properties officeooo:rsid="0013ba97" officeooo:paragraph-rsid="0013ba97"/>
    </style:style>
    <style:style style:name="P14" style:family="paragraph" style:parent-style-name="Heading_20_1">
      <style:paragraph-properties fo:break-before="page"/>
      <style:text-properties officeooo:rsid="0013ba97" officeooo:paragraph-rsid="0013ba97"/>
    </style:style>
    <style:style style:name="T1" style:family="text">
      <style:text-properties officeooo:rsid="0013ba97"/>
    </style:style>
    <style:style style:name="T2" style:family="text">
      <style:text-properties officeooo:rsid="0016119c"/>
    </style:style>
    <style:style style:name="T3" style:family="text">
      <style:text-properties fo:font-size="18pt" officeooo:rsid="0016119c" style:font-size-asian="18pt" style:font-size-complex="18pt"/>
    </style:style>
    <style:style style:name="T4" style:family="text">
      <style:text-properties officeooo:rsid="001e66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nuel d'utilisation</text:p>
      <text:p text:style-name="P7"/>
      <text:p text:style-name="P8"><text:s/></text:p>
      <text:h text:style-name="Heading_20_1" text:outline-level="1">Page de Connexion</text:h>
      <text:p text:style-name="P8">- On se connecte avec un login présent dans un fichier CSV (clem, chris ou phil).</text:p>
      <text:p text:style-name="P8"><text:tab/>Si le login est bon -&gt; On passe au Menu principal.</text:p>
      <text:p text:style-name="P8"><text:tab/>Sinon, une boîte de dialogue apparait informant l'utilisateur que le login n'est pas correct. </text:p>
      <text:p text:style-name="P8">Possibilité de se connecter avec une base de données CSV ou API.</text:p>
      <text:p text:style-name="P8"/>
      <text:h text:style-name="Heading_20_1" text:outline-level="1">Menu principal</text:h>
      <text:p text:style-name="P1">Il contient toutes les actions possibles de l'application <text:span text:style-name="T4">(décrites ci-dessous).</text:span></text:p>
      <text:p text:style-name="P1">Selon l'action, on ouvre la page correspondante. </text:p>
      <text:p text:style-name="P1"/>
      <text:h text:style-name="P12" text:outline-level="1">Rechercher un livre</text:h>
      <text:p text:style-name="P2">Menu déroulant contenant : Titre, Auteur, Genre, Edition.</text:p>
      <text:p text:style-name="P2">Selon le choix et le texte saisi, en appuyant sur le bouton "submit", on va dans une nouvelle page et on affiche les résultats selon les critères. (Non complet : récupère les bonnes valeurs mais fonctionnalité abandonnée)</text:p>
      <text:h text:style-name="P13" text:outline-level="1"/>
      <text:h text:style-name="P14" text:outline-level="1">Consulter les prêts</text:h>
      <text:p text:style-name="P2">Liste les différents prêts d'un utilisateur, on récupère ces informations d'un fichier CSV.</text:p>
      <text:p text:style-name="P3">Lorsque l'on clique sur un emprunt, l'utilisateur a la possibilité de prolonger son emprunt. <text:span text:style-name="T2">En cliquant sur oui, l'utilisateur arrive sur la page Prolongation.</text:span></text:p>
      <text:h text:style-name="Heading_20_3" text:outline-level="3"><text:s text:c="5"/>Prolongation <text:span text:style-name="T1">des emprunts</text:span></text:h>
      <text:p text:style-name="P6"><text:tab/><text:span text:style-name="T3">Affiche le livre que l'utilisateur souhaite prolonger. L'utilisateur doit indiquer une date de prolongation et appuyer sur le bouton "Valider". (Non complet: manque l'écriture dans un CSV)</text:span></text:p>
      <text:h text:style-name="P12" text:outline-level="1">Recevoir des alertes</text:h>
      <text:p text:style-name="P10"/>
      <text:p text:style-name="P11">Sur cette page, l'utilisateur a plusieurs options pour configurer des alertes. Une fois configurées, l'utilisateur recevera une notification (avec vibration) pour lui rappeler qu'il doit bientôt rendre un emprunt. </text:p>
      <text:p text:style-name="P11"/>
      <text:p text:style-name="P11">L'utilisateur peut soit recevoit une alerte cinq minutes après la configuration de la notification, soit une alerte après une heure.</text:p>
      <text:p text:style-name="P11">Une autre option plus pratique est mise à disposition. En effet, l'utilisateur peut choisir lui-même dans combien de temps il reçoit une notification. Il peut choisir un nombre de jours. Par exemple, en rentrant 5, l'utilisateur va recevoir une alerte cinq jours après.</text:p>
      <text:h text:style-name="P12" text:outline-level="1">Informations pratiques</text:h>
      <text:p text:style-name="P4">Dans cette page, on récupère les actualités de la page d’accueil du site SCD. Ces actualités sont stockées dans un fichier CSV.</text:p>
      <text:p text:style-name="P4">Les horaires sont aussi récupérées dans un fichier CSV.</text:p>
      <text:p text:style-name="P4">Ces données peuvent être modifiées par le responsable de la BU.</text:p>
      <text:h text:style-name="P12" text:outline-level="1"><text:soft-page-break/>Contacter</text:h>
      <text:p text:style-name="P5">L'utilisateur pourrait contacter un responsable de la BU de Nanterre en indiquant son mail, son numéro de téléphone et son message. (Non complet: Fonctionnalité abandonné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4S</meta:editing-duration>
    <meta:editing-cycles>12</meta:editing-cycles>
    <meta:generator>LibreOffice/4.2.5.2$Windows_x86 LibreOffice_project/6ff819b65674ae6c83f3cbab9e4a4c2b292a7a94</meta:generator>
    <dc:date>2016-02-25T10:09:40.569000000</dc:date>
    <meta:document-statistic meta:table-count="0" meta:image-count="0" meta:object-count="0" meta:page-count="3" meta:paragraph-count="28" meta:word-count="360" meta:character-count="2341" meta:non-whitespace-character-count="1996"/>
    <meta:user-defined meta:name="Info 1"/>
    <meta:user-defined meta:name="Info 2"/>
    <meta:user-defined meta:name="Info 3"/>
    <meta:user-defined meta:name="Info 4"/>
  </office:meta>
</office:document-meta>
</file>